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draw:frame draw:style-name="gr1" draw:layer="layout" svg:width="22.292cm" svg:height="15.98cm" svg:x="2.914cm" svg:y="2.5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1T21:02:21</meta:creation-date>
    <meta:editing-duration>PT00H01M02S</meta:editing-duration>
    <meta:editing-cycles>2</meta:editing-cycles>
    <dc:date>2010-05-11T21:03:20</dc:date>
    <meta:document-statistic meta:object-count="24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6">
      <number:scientific-number number:decimal-places="1" number:min-integer-digits="1" number:min-exponent-digits="2"/>
    </number:number-style>
    <style:style style:name="ch1" style:family="chart">
      <style:graphic-properties draw:stroke="none" svg:stroke-width="0.035cm" svg:stroke-color="#000000" svg:stroke-opacity="100%" draw:stroke-linejoin="none" draw:fill="none" draw:fill-color="#00000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Times New Roman'" fo:font-size="16pt" fo:font-style="normal" fo:text-shadow="none" style:text-underline-style="none" fo:font-weight="bold" style:font-size-asian="9.75pt" style:font-style-asian="normal" style:font-weight-asian="bold" style:font-family-complex="'Times New Roman'" style:font-size-complex="9.75pt" style:font-style-complex="normal" style:font-weight-complex="bold"/>
    </style:style>
    <style:style style:name="ch3" style:family="chart"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Times New Roman'" fo:font-size="10.5pt" fo:font-style="normal" fo:text-shadow="none" style:text-underline-style="none" fo:font-weight="normal" style:font-size-asian="8.5pt" style:font-style-asian="normal" style:font-weight-asian="normal" style:font-family-complex="'Times New Roman'" style:font-size-complex="8.5pt" style:font-style-complex="normal" style:font-weight-complex="normal"/>
    </style:style>
    <style:style style:name="ch4" style:family="chart">
      <style:chart-properties chart:interpolation="cubic-spline" chart:symbol-type="automatic" chart:connect-bars="false" chart:include-hidden-cells="false" chart:treat-empty-cells="ignor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5" chart:origin="0.0001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4pt" fo:font-style="normal" fo:text-shadow="none" style:text-underline-style="none" fo:font-weight="normal" style:font-size-asian="8pt" style:font-style-asian="normal" style:font-weight-asian="normal" style:font-family-complex="'Times New Roman'" style:font-size-complex="8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outline="false" style:text-line-through-style="none" fo:font-family="'Times New Roman'" fo:font-size="16pt" fo:font-style="normal" fo:text-shadow="none" style:text-underline-style="none" fo:font-weight="normal" style:font-size-asian="8.5pt" style:font-style-asian="normal" style:font-weight-asian="normal" style:font-family-complex="'Times New Roman'" style:font-size-complex="8.5pt" style:font-style-complex="normal" style:font-weight-complex="normal"/>
    </style:style>
    <style:style style:name="ch7" style:family="chart" style:data-style-name="N116">
      <style:chart-properties chart:display-label="true" chart:tick-marks-major-inner="false" chart:tick-marks-major-outer="true" chart:tick-marks-minor-inner="false" chart:tick-marks-minor-outer="false" chart:logarithmic="true" chart:origin="0.0001" chart:reverse-direction="false" text:line-break="false" chart:link-data-style-to-source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4pt" fo:font-style="normal" fo:text-shadow="none" style:text-underline-style="none" fo:font-weight="normal" style:font-size-asian="8pt" style:font-style-asian="normal" style:font-weight-asian="normal" style:font-family-complex="'Times New Roman'" style:font-size-complex="8pt" style:font-style-complex="normal" style:font-weight-complex="normal"/>
    </style:style>
    <style:style style:name="ch8" style:family="chart">
      <style:chart-properties chart:auto-position="true" style:rotation-angle="90" style:direction="ltr"/>
      <style:text-properties fo:color="#000000" style:text-outline="false" style:text-line-through-style="none" fo:font-family="'Times New Roman'" fo:font-size="16pt" fo:font-style="normal" fo:text-shadow="none" style:text-underline-style="none" fo:font-weight="normal" style:font-size-asian="8.5pt" style:font-style-asian="normal" style:font-weight-asian="normal" style:font-family-complex="'Times New Roman'" style:font-size-complex="8.5pt" style:font-style-complex="normal" style:font-weight-complex="normal"/>
    </style:style>
    <style:style style:name="ch9" style:family="chart">
      <style:graphic-properties draw:stroke="solid" svg:stroke-width="0cm" svg:stroke-opacity="100%"/>
    </style:style>
    <style:style style:name="ch10" style:family="chart" style:data-style-name="N116">
      <style:chart-properties chart:display-label="true" chart:tick-marks-major-inner="true" chart:tick-marks-major-outer="true" chart:tick-marks-minor-inner="false" chart:tick-marks-minor-outer="false" chart:logarithmic="false" chart:reverse-direction="false" text:line-break="false" chart:link-data-style-to-source="false" chart:visible="true" chart:axis-position="end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4pt" fo:font-style="normal" fo:text-shadow="none" style:text-underline-style="none" fo:font-weight="normal" style:font-size-asian="8pt" style:font-style-asian="normal" style:font-weight-asian="normal" style:font-family-complex="'Times New Roman'" style:font-size-complex="8pt" style:font-style-complex="normal" style:font-weight-complex="normal"/>
    </style:style>
    <style:style style:name="ch11" style:family="chart">
      <style:chart-properties chart:symbol-type="named-symbol" chart:symbol-name="diamond" chart:symbol-width="0.211cm" chart:symbol-height="0.211cm"/>
      <style:graphic-properties draw:stroke="solid" svg:stroke-width="0.035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square" chart:symbol-width="0.176cm" chart:symbol-height="0.176cm"/>
      <style:graphic-properties draw:stroke="dash" draw:stroke-dash="Excel_20_line_20_dash_20_1" svg:stroke-width="0.035cm" svg:stroke-color="#006b6b" svg:stroke-opacity="100%" draw:fill-color="#006b6b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176cm" chart:symbol-height="0.176cm"/>
      <style:graphic-properties draw:stroke="dash" draw:stroke-dash="Excel_20_line_20_dash_20_2" svg:stroke-width="0.035cm" svg:stroke-color="#008000" svg:stroke-opacity="100%" draw:fill-color="#008000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176cm" chart:symbol-height="0.176cm"/>
      <style:graphic-properties draw:stroke="dash" draw:stroke-dash="Excel_20_line_20_dash_20_3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176cm" chart:symbol-height="0.176cm"/>
      <style:graphic-properties draw:stroke="solid" svg:stroke-width="0.035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176cm" chart:symbol-height="0.176cm"/>
      <style:graphic-properties draw:stroke="dash" draw:stroke-dash="Excel_20_line_20_dash_20_4" svg:stroke-width="0.035cm" svg:stroke-color="#b3b300" svg:stroke-opacity="100%" draw:fill-color="#b3b300" draw:opacity="100%" dr3d:edge-rounding="0%"/>
      <style:text-properties fo:font-size="6pt" style:font-size-asian="6pt" style:font-size-complex="6pt"/>
    </style:style>
    <style:style style:name="ch17" style:family="chart">
      <style:chart-properties chart:symbol-type="named-symbol" chart:symbol-name="arrow-right" chart:symbol-width="0.246cm" chart:symbol-height="0.246cm"/>
      <style:graphic-properties draw:stroke="solid" svg:stroke-width="0.105cm" svg:stroke-color="#000000" svg:stroke-opacity="100%" draw:fill-color="#000000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.035cm" svg:stroke-color="#808080" svg:stroke-opacity="100%" draw:fill="none" draw:fill-color="#000000" draw:opacity="100%"/>
    </style:style>
    <style:style style:name="ch19" style:family="chart">
      <style:graphic-properties draw:fill-color="#d9d9d9"/>
    </style:style>
  </office:automatic-styles>
  <office:body>
    <office:chart>
      <chart:chart svg:width="22.293cm" svg:height="15.981cm" chart:class="chart:scatter" chart:style-name="ch1">
        <chart:title svg:x="5.531cm" svg:y="0.32cm" chart:style-name="ch2">
          <text:p>Waste Generation Rate vs Repository Capacity</text:p>
        </chart:title>
        <chart:legend chart:legend-position="start" svg:x="14.981cm" svg:y="1.434cm" chart:style-name="ch3"/>
        <chart:plot-area chart:style-name="ch4" chart:data-source-has-labels="both" svg:x="0.677cm" svg:y="1.036cm" svg:width="21.133cm" svg:height="14.193cm">
          <chart:axis chart:dimension="x" chart:name="primary-x" chart:style-name="ch5">
            <chart:title svg:x="7.205cm" svg:y="14.717cm" chart:style-name="ch6">
              <text:p>LWR Burnup Level (GWD/MTHM)</text:p>
            </chart:title>
            <chart:categories table:cell-range-address="local-table.$A$2:.$A$9"/>
          </chart:axis>
          <chart:axis chart:dimension="y" chart:name="primary-y" chart:style-name="ch7">
            <chart:title svg:x="0.433cm" svg:y="11.614cm" chart:style-name="ch8">
              <text:p>Waste generation rate (gHM/GWh)</text:p>
            </chart:title>
            <chart:grid chart:style-name="ch9" chart:class="major"/>
          </chart:axis>
          <chart:axis chart:dimension="y" chart:name="secondary-y" chart:style-name="ch10">
            <chart:title svg:x="21.424cm" svg:y="10.826cm" chart:style-name="ch8">
              <text:p>Repository Capacity (GWh)</text:p>
            </chart:title>
          </chart:axis>
          <chart:series chart:attached-axis="primary-y" chart:style-name="ch11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attached-axis="primary-y" chart:style-name="ch12" chart:values-cell-range-address="local-table.$D$2:.$D$9" chart:label-cell-address="local-table.$D$1" chart:class="chart:scatter">
            <chart:data-point chart:repeated="8"/>
          </chart:series>
          <chart:series chart:attached-axis="primary-y" chart:style-name="ch13" chart:values-cell-range-address="local-table.$E$2:.$E$9" chart:label-cell-address="local-table.$E$1" chart:class="chart:scatter">
            <chart:data-point chart:repeated="8"/>
          </chart:series>
          <chart:series chart:attached-axis="primary-y" chart:style-name="ch14" chart:values-cell-range-address="local-table.$F$2:.$F$9" chart:label-cell-address="local-table.$F$1" chart:class="chart:scatter">
            <chart:data-point chart:repeated="8"/>
          </chart:series>
          <chart:series chart:attached-axis="primary-y" chart:style-name="ch15" chart:values-cell-range-address="local-table.$G$2:.$G$9" chart:label-cell-address="local-table.$G$1" chart:class="chart:scatter">
            <chart:data-point chart:repeated="8"/>
          </chart:series>
          <chart:series chart:attached-axis="primary-y" chart:style-name="ch16" chart:values-cell-range-address="local-table.$H$2:.$H$9" chart:label-cell-address="local-table.$H$1" chart:class="chart:scatter">
            <chart:data-point chart:repeated="8"/>
          </chart:series>
          <chart:series chart:attached-axis="secondary-y" chart:style-name="ch17" chart:values-cell-range-address="local-table.$I$2:.$I$9" chart:label-cell-address="local-table.$I$1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m241</text:p>
              </table:table-cell>
              <table:table-cell office:value-type="string">
                <text:p>Pu238</text:p>
              </table:table-cell>
              <table:table-cell office:value-type="string">
                <text:p>Pu239</text:p>
              </table:table-cell>
              <table:table-cell office:value-type="string">
                <text:p>Pu240</text:p>
              </table:table-cell>
              <table:table-cell office:value-type="string">
                <text:p>Pu241</text:p>
              </table:table-cell>
              <table:table-cell office:value-type="string">
                <text:p>Pu242</text:p>
              </table:table-cell>
              <table:table-cell office:value-type="string">
                <text:p>Repository Capa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.00681775642746152">
                <text:p>0.00681775642746152</text:p>
              </table:table-cell>
              <table:table-cell office:value-type="float" office:value="0.00229019638440404">
                <text:p>0.00229019638440404</text:p>
              </table:table-cell>
              <table:table-cell office:value-type="float" office:value="0.0452334729149305">
                <text:p>0.0452334729149305</text:p>
              </table:table-cell>
              <table:table-cell office:value-type="float" office:value="0.0316294076190972">
                <text:p>0.0316294076190972</text:p>
              </table:table-cell>
              <table:table-cell office:value-type="float" office:value="0.000457870078085004">
                <text:p>0.000457870078085004</text:p>
              </table:table-cell>
              <table:table-cell office:value-type="float" office:value="0.00382806191694522">
                <text:p>0.00382806191694522</text:p>
              </table:table-cell>
              <table:table-cell office:value-type="float" office:value="9726812202.15457">
                <text:p>9726812202.154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00758198384179322">
                <text:p>0.00758198384179322</text:p>
              </table:table-cell>
              <table:table-cell office:value-type="float" office:value="0.0026638887715998">
                <text:p>0.0026638887715998</text:p>
              </table:table-cell>
              <table:table-cell office:value-type="float" office:value="0.0462447338169232">
                <text:p>0.0462447338169232</text:p>
              </table:table-cell>
              <table:table-cell office:value-type="float" office:value="0.0338344562661941">
                <text:p>0.0338344562661941</text:p>
              </table:table-cell>
              <table:table-cell office:value-type="float" office:value="0.00050984344844681">
                <text:p>0.00050984344844681</text:p>
              </table:table-cell>
              <table:table-cell office:value-type="float" office:value="0.00448588892875788">
                <text:p>0.00448588892875788</text:p>
              </table:table-cell>
              <table:table-cell office:value-type="float" office:value="8854410438.71813">
                <text:p>8854410438.71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818095327405928">
                <text:p>0.00818095327405928</text:p>
              </table:table-cell>
              <table:table-cell office:value-type="float" office:value="0.00302007150415213">
                <text:p>0.00302007150415213</text:p>
              </table:table-cell>
              <table:table-cell office:value-type="float" office:value="0.0469446411475945">
                <text:p>0.0469446411475945</text:p>
              </table:table-cell>
              <table:table-cell office:value-type="float" office:value="0.0354577046571706">
                <text:p>0.0354577046571706</text:p>
              </table:table-cell>
              <table:table-cell office:value-type="float" office:value="0.000550655940758165">
                <text:p>0.000550655940758165</text:p>
              </table:table-cell>
              <table:table-cell office:value-type="float" office:value="0.00507178174095785">
                <text:p>0.00507178174095785</text:p>
              </table:table-cell>
              <table:table-cell office:value-type="float" office:value="8243554021.03017">
                <text:p>8243554021.03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00867984376906502">
                <text:p>0.00867984376906502</text:p>
              </table:table-cell>
              <table:table-cell office:value-type="float" office:value="0.00336687230341796">
                <text:p>0.00336687230341796</text:p>
              </table:table-cell>
              <table:table-cell office:value-type="float" office:value="0.0474198916584331">
                <text:p>0.0474198916584331</text:p>
              </table:table-cell>
              <table:table-cell office:value-type="float" office:value="0.0367332722560144">
                <text:p>0.0367332722560144</text:p>
              </table:table-cell>
              <table:table-cell office:value-type="float" office:value="0.000584911417508813">
                <text:p>0.000584911417508813</text:p>
              </table:table-cell>
              <table:table-cell office:value-type="float" office:value="0.00562369931567087">
                <text:p>0.00562369931567087</text:p>
              </table:table-cell>
              <table:table-cell office:value-type="float" office:value="7769081703.14175">
                <text:p>7769081703.14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912503223385186">
                <text:p>0.00912503223385186</text:p>
              </table:table-cell>
              <table:table-cell office:value-type="float" office:value="0.00373111138325176">
                <text:p>0.00373111138325176</text:p>
              </table:table-cell>
              <table:table-cell office:value-type="float" office:value="0.047968389277172">
                <text:p>0.047968389277172</text:p>
              </table:table-cell>
              <table:table-cell office:value-type="float" office:value="0.0378820305864322">
                <text:p>0.0378820305864322</text:p>
              </table:table-cell>
              <table:table-cell office:value-type="float" office:value="0.000614809806635151">
                <text:p>0.000614809806635151</text:p>
              </table:table-cell>
              <table:table-cell office:value-type="float" office:value="0.00615936464211857">
                <text:p>0.00615936464211857</text:p>
              </table:table-cell>
              <table:table-cell office:value-type="float" office:value="7366579586.98408">
                <text:p>7366579586.98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0.00938988612291121">
                <text:p>0.00938988612291121</text:p>
              </table:table-cell>
              <table:table-cell office:value-type="float" office:value="0.0040493736432199">
                <text:p>0.0040493736432199</text:p>
              </table:table-cell>
              <table:table-cell office:value-type="float" office:value="0.048201473773883">
                <text:p>0.048201473773883</text:p>
              </table:table-cell>
              <table:table-cell office:value-type="float" office:value="0.0385032821453028">
                <text:p>0.0385032821453028</text:p>
              </table:table-cell>
              <table:table-cell office:value-type="float" office:value="0.000632878278157568">
                <text:p>0.000632878278157568</text:p>
              </table:table-cell>
              <table:table-cell office:value-type="float" office:value="0.00648789726902228">
                <text:p>0.00648789726902228</text:p>
              </table:table-cell>
              <table:table-cell office:value-type="float" office:value="7109906546.79697">
                <text:p>7109906546.79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0977504795611077">
                <text:p>0.00977504795611077</text:p>
              </table:table-cell>
              <table:table-cell office:value-type="float" office:value="0.00443867408168001">
                <text:p>0.00443867408168001</text:p>
              </table:table-cell>
              <table:table-cell office:value-type="float" office:value="0.0484633884603971">
                <text:p>0.0484633884603971</text:p>
              </table:table-cell>
              <table:table-cell office:value-type="float" office:value="0.039379491742954">
                <text:p>0.039379491742954</text:p>
              </table:table-cell>
              <table:table-cell office:value-type="float" office:value="0.000659374350805322">
                <text:p>0.000659374350805322</text:p>
              </table:table-cell>
              <table:table-cell office:value-type="float" office:value="0.00697379736161148">
                <text:p>0.00697379736161148</text:p>
              </table:table-cell>
              <table:table-cell office:value-type="float" office:value="6797127767.30129">
                <text:p>6797127767.3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0.010014571721071">
                <text:p>0.010014571721071</text:p>
              </table:table-cell>
              <table:table-cell office:value-type="float" office:value="0.0047819327673016">
                <text:p>0.0047819327673016</text:p>
              </table:table-cell>
              <table:table-cell office:value-type="float" office:value="0.0487055659274783">
                <text:p>0.0487055659274783</text:p>
              </table:table-cell>
              <table:table-cell office:value-type="float" office:value="0.0399506115514527">
                <text:p>0.0399506115514527</text:p>
              </table:table-cell>
              <table:table-cell office:value-type="float" office:value="0.000675519490670515">
                <text:p>0.000675519490670515</text:p>
              </table:table-cell>
              <table:table-cell office:value-type="float" office:value="0.00733383065220377">
                <text:p>0.00733383065220377</text:p>
              </table:table-cell>
              <table:table-cell office:value-type="float" office:value="6580271156.37039">
                <text:p>6580271156.37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Excel_20_line_20_dash_20_1" draw:display-name="Excel line dash 1" draw:style="rect" draw:dots1="2" draw:dots1-length="0.105cm" draw:dots2="1" draw:dots2-length="0.42cm" draw:distance="0.105cm"/>
    <draw:stroke-dash draw:name="Excel_20_line_20_dash_20_2" draw:display-name="Excel line dash 2" draw:style="rect" draw:dots1="1" draw:dots1-length="0.105cm" draw:distance="0.105cm"/>
    <draw:stroke-dash draw:name="Excel_20_line_20_dash_20_3" draw:display-name="Excel line dash 3" draw:style="rect" draw:dots1="2" draw:dots1-length="0.105cm" draw:dots2="1" draw:dots2-length="0.42cm" draw:distance="0.105cm"/>
    <draw:stroke-dash draw:name="Excel_20_line_20_dash_20_4" draw:display-name="Excel line dash 4" draw:style="rect" draw:dots1="1" draw:dots1-length="0.105cm" draw:distance="0.105cm"/>
  </office:styles>
</office:document-styles>
</file>